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tep2_1</text:span></text:p>
      <text:p text:style-name="P1"><text:span text:style-name="T2">Projektfilerna är placerade i<text:s/></text:span><text:span text:style-name="T3">Lab\Step2\Step2_1</text:span><text:span text:style-name="T4">. Två header filer<text:s/></text:span><text:span text:style-name="T5">Clock.h<text:s/></text:span><text:span text:style-name="T6">och<text:s/></text:span><text:span text:style-name="T7">MyTime.h<text:s/></text:span><text:span text:style-name="T8">är inkluderade från mappen<text:s/></text:span><text:span text:style-name="T9">Lab\Include</text:span><text:span text:style-name="T10">. Implementationen av dessa finns i<text:s/></text:span><text:span text:style-name="T11">Lib.lib</text:span><text:span text:style-name="T12"><text:s/>som är inkluderad i projektet.</text:span></text:p>
      <text:p text:style-name="P1"><text:span text:style-name="T12"/></text:p>
      <text:p text:style-name="P1"><text:span text:style-name="T13">App</text:span><text:span text:style-name="T14"><text:s/>ansvarar för input och använder sig av<text:s/></text:span><text:span text:style-name="T15">Stopwatch</text:span><text:span text:style-name="T16"><text:s/>för att ta tid.<text:s/></text:span><text:span text:style-name="T17">Stopwatch</text:span><text:span text:style-name="T18"><text:s/>använder sig av<text:s/></text:span><text:span text:style-name="T19">Clock.h<text:s/></text:span><text:span text:style-name="T20">och<text:s/></text:span><text:span text:style-name="T21">MyTime.h</text:span><text:span text:style-name="T22"><text:s/>för att ta tid.</text:span></text:p>
      <text:p text:style-name="P1"><text:span text:style-name="T22"/></text:p>
      <text:p text:style-name="P1"><text:span text:style-name="T22">Har använde new på ställen där de egentligen inte behövt användas för att över på minnesallokering enligt lab-specifikationen.</text:span></text:p>
      <text:p text:style-name="P1"><text:span text:style-name="T22"/></text:p>
      <text:p text:style-name="P1"><text:span text:style-name="T23">Step2_3</text:span></text:p>
      <text:p text:style-name="P1"><text:span text:style-name="T24">Projektfilerna är placerade i<text:s/></text:span><text:span text:style-name="T25">Lab\Step2\Step2_3.</text:span><text:span text:style-name="T26"><text:s/></text:span><text:span text:style-name="T27">Använder c++17 för att kunna använde std::gcd. </text:span></text:p>
      <text:p text:style-name="P1"><text:span text:style-name="T27"/></text:p>
      <text:p text:style-name="P1"><text:span text:style-name="T27">Den metod<text:s text:c="2"/>då en division med 0 kan hända är när Fraction ska simplifieras och numerator eller denominator är 0. Om numerator är 0 så simplifieras Fraction till 0/1. Är denominator 0 så simplifieras in Fractionen.</text:span></text:p>
      <text:p text:style-name="P1"><text:span text:style-name="T27"/></text:p>
      <text:p text:style-name="P1"><text:span text:style-name="T27">Vid utskrivning så hanteras en denominator med värde 1 som specialfall och endast numeratorn skrivs u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